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Verdana" svg:font-family="Verdana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f3db" officeooo:paragraph-rsid="001df3d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f3db" officeooo:paragraph-rsid="001df3d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df3db" officeooo:paragraph-rsid="001df3db" style:font-weight-asian="normal" style:font-weight-complex="normal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6296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officeooo:rsid="002062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Utilizando Containers - Docker</text:p>
      <text:list xml:id="list2183022075" text:style-name="L1">
        <text:list-header>
          <text:p text:style-name="P3"/>
          <text:p text:style-name="P3">Você será capaz de:</text:p>
        </text:list-header>
        <text:list-item>
          <text:p text:style-name="P3">Entender o conceito de empacotamento de aplicações, assim como o conceito de escalonamento;</text:p>
        </text:list-item>
        <text:list-item>
          <text:p text:style-name="P3">Entender o que é o Docker e qual problema ele se dispõe a resolver;</text:p>
        </text:list-item>
        <text:list-item>
          <text:p text:style-name="P3">Entender o que é um processo Docker / container ;</text:p>
        </text:list-item>
        <text:list-item>
          <text:p text:style-name="P3">Entender como instalar a ferramenta e executar um container ;</text:p>
        </text:list-item>
        <text:list-item>
          <text:p text:style-name="P3">Entender quais são os principais comandos para utilização do Docker na interface de linha de comando (CLI);</text:p>
        </text:list-item>
        <text:list-item>
          <text:p text:style-name="P3">Rodar imagens do Docker Hub (repositório oficial de imagens do Docker).</text:p>
        </text:list-item>
      </text:list>
      <text:p text:style-name="P4"/>
      <text:p text:style-name="P4"/>
      <text:p text:style-name="P6">Fazendo a instalação do Docker Engine</text:p>
      <text:p text:style-name="P4"/>
      <text:p text:style-name="P5">Desinstalando versões anteriores</text:p>
      <text:p text:style-name="P4"/>
      <text:p text:style-name="P4">sudo apt-get remove docker* containerd runc</text:p>
      <text:p text:style-name="P4"/>
      <text:p text:style-name="P5">Atualizando os índices dos pacotes do apt</text:p>
      <text:p text:style-name="P4"/>
      <text:p text:style-name="P4">sudo apt-get update <text:span text:style-name="T6">&amp;&amp; upgrade</text:span></text:p>
      <text:p text:style-name="P4"/>
      <text:p text:style-name="P5">Habilitando HTTPS para o apt</text:p>
      <text:p text:style-name="P4"/>
      <text:p text:style-name="P4">sudo apt-get install \</text:p>
      <text:p text:style-name="P4"><text:s text:c="4"/>apt-transport-https \</text:p>
      <text:p text:style-name="P4"><text:s text:c="4"/>ca-certificates \</text:p>
      <text:p text:style-name="P4"><text:s text:c="4"/>curl \</text:p>
      <text:p text:style-name="P4"><text:s text:c="4"/>gnupg \</text:p>
      <text:p text:style-name="P4"><text:s text:c="4"/>lsb-release</text:p>
      <text:p text:style-name="P4"/>
      <text:p text:style-name="P5">Adicionando uma chave de acesso ao repositório remoto</text:p>
      <text:p text:style-name="P4"/>
      <text:p text:style-name="P4">curl -fsSL https://download.docker.com/linux/ubuntu/gpg | sudo gpg --dearmor -o /usr/share/keyrings/docker-archive-keyring.gpg</text:p>
      <text:p text:style-name="P4"/>
      <text:p text:style-name="P5">Adicionando o repositório</text:p>
      <text:p text:style-name="P4"/>
      <text:p text:style-name="P4">echo \</text:p>
      <text:p text:style-name="P4"><text:s text:c="2"/>"deb [arch=amd64 signed-by=/usr/share/keyrings/docker-archive-keyring.gpg] https://download.docker.com/linux/ubuntu $(lsb_release -cs) stable" \</text:p>
      <text:p text:style-name="P4"><text:s text:c="2"/>| sudo tee /etc/apt/sources.list.d/docker.list &gt; /dev/null</text:p>
      <text:p text:style-name="P4"/>
      <text:p text:style-name="P5">Instalando Docker Engine</text:p>
      <text:p text:style-name="P4"/>
      <text:p text:style-name="P4">sudo apt-get update</text:p>
      <text:p text:style-name="P4"/>
      <text:p text:style-name="P4"><text:soft-page-break/>sudo apt-get install docker-ce docker-ce-cli containerd.io</text:p>
      <text:p text:style-name="P4"/>
      <text:p text:style-name="P5">Adicionando um usuário ao grupo de usuários docker</text:p>
      <text:p text:style-name="P4"/>
      <text:p text:style-name="P4">sudo groupadd docker</text:p>
      <text:p text:style-name="P4"/>
      <text:p text:style-name="P4">sudo usermod -aG docker $USER</text:p>
      <text:p text:style-name="P4"/>
      <text:p text:style-name="P4">newgrp docker</text:p>
      <text:p text:style-name="P4"/>
      <text:p text:style-name="P5">Iniciando o Daemon do Docker</text:p>
      <text:p text:style-name="P4"/>
      <text:p text:style-name="P4">sudo systemctl status docker</text:p>
      <text:p text:style-name="P4"/>
      <text:p text:style-name="P4">sudo systemctl start docker</text:p>
      <text:p text:style-name="P4"/>
      <text:p text:style-name="P4">sudo systemctl enable docker</text:p>
      <text:p text:style-name="P4"/>
      <text:p text:style-name="P4">docker run hello-world</text:p>
      <text:p text:style-name="P4"/>
      <text:p text:style-name="P4"/>
      <text:p text:style-name="P6">Desinstalando o Docker Engine</text:p>
      <text:p text:style-name="P6"/>
      <text:p text:style-name="P6"/>
      <text:p text:style-name="P7">sudo apt-get purge docker-ce docker-ce-cli containerd.io</text:p>
      <text:p text:style-name="P7"/>
      <text:p text:style-name="P7">sudo rm -rf /var/lib/docker</text:p>
      <text:p text:style-name="P7">sudo rm -rf /var/lib/containerd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Verdana" svg:font-family="Verdana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6296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1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</text:span><text:span text:style-name="MT3">19.1</text:span><text:span text:style-name="MT2"> </text:span><text:span text:style-name="MT4"><text:s text:c="7"/></text:span><text:span text:style-name="MT5"><text:s text:c="13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2-02-14T19:36:27.063299693</dc:date>
    <meta:editing-duration>PT1H13M42S</meta:editing-duration>
    <meta:editing-cycles>5</meta:editing-cycles>
    <meta:generator>LibreOffice/6.4.7.2$Linux_X86_64 LibreOffice_project/40$Build-2</meta:generator>
    <dc:creator>Elton Moreno</dc:creator>
    <meta:document-statistic meta:table-count="0" meta:image-count="1" meta:object-count="0" meta:page-count="2" meta:paragraph-count="44" meta:word-count="245" meta:character-count="1828" meta:non-whitespace-character-count="1539"/>
  </office:meta>
</office:document-meta>
</file>